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54db" officeooo:paragraph-rsid="000654db"/>
    </style:style>
    <style:style style:name="P2" style:family="paragraph" style:parent-style-name="Standard">
      <style:text-properties officeooo:paragraph-rsid="000654db"/>
    </style:style>
    <style:style style:name="P3" style:family="paragraph" style:parent-style-name="Standard">
      <style:text-properties officeooo:rsid="000839d3" officeooo:paragraph-rsid="000839d3"/>
    </style:style>
    <style:style style:name="P4" style:family="paragraph" style:parent-style-name="Standard">
      <style:text-properties officeooo:rsid="00095595" officeooo:paragraph-rsid="00095595"/>
    </style:style>
    <style:style style:name="P5" style:family="paragraph" style:parent-style-name="Standard">
      <style:text-properties officeooo:paragraph-rsid="00095595"/>
    </style:style>
    <style:style style:name="P6" style:family="paragraph" style:parent-style-name="Standard">
      <style:text-properties officeooo:rsid="000ada9e" officeooo:paragraph-rsid="000ada9e"/>
    </style:style>
    <style:style style:name="P7" style:family="paragraph" style:parent-style-name="Standard">
      <style:text-properties officeooo:rsid="000b4925" officeooo:paragraph-rsid="000b4925"/>
    </style:style>
    <style:style style:name="T1" style:family="text">
      <style:text-properties officeooo:rsid="000654db"/>
    </style:style>
    <style:style style:name="T2" style:family="text">
      <style:text-properties officeooo:rsid="000955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</text:p>
      <text:p text:style-name="P1">Sincronica</text:p>
      <text:p text:style-name="P1"/>
      <text:p text:style-name="P1">AGILE</text:p>
      <text:p text:style-name="P1"/>
      <text:p text:style-name="P1">STAKEHOLDER: INTERESADOS EN EL PROYECTO, ACCIONISTAS INVERSIONISTAS</text:p>
      <text:p text:style-name="P1"/>
      <text:p text:style-name="P1">CUANDO Y COMO SE REALIZA LA INCEPCION AGIL:</text:p>
      <text:p text:style-name="P1"/>
      <text:p text:style-name="P2"><text:span text:style-name="T1">ES IMPORTANTE REALIZARLO SOBRE TODO CUANDO COMIENZA UN PROYECTO, AUNQUE TAMBIEN PUEDE REALIZARSE DESPUES</text:span></text:p>
      <text:p text:style-name="P2"/>
      <text:p text:style-name="P1">TECNICAS DEL AGILE INCEPTION:</text:p>
      <text:p text:style-name="P1"/>
      <text:p text:style-name="P1">PARA QUE ESTOY ACA</text:p>
      <text:p text:style-name="P1">ELEVAROR PITCH</text:p>
      <text:p text:style-name="P1">VISION BOX</text:p>
      <text:p text:style-name="P1">QUE SI QUE NO: DESCRIBE EN LINEAS GRALES QUE VA A HACER EL PRODUCTO</text:p>
      <text:p text:style-name="P1">LA COMUNIDAD</text:p>
      <text:p text:style-name="P1">LA SOLUCION</text:p>
      <text:p text:style-name="P1">LOS MIEDOS</text:p>
      <text:p text:style-name="P1">TAMAÑO</text:p>
      <text:p text:style-name="P1">TRADE OFF: QUE QUEDA DENTRO DEL PRODUCTO, QUE QUEDA AFUERA</text:p>
      <text:p text:style-name="P1">CUANTO CUESTA</text:p>
      <text:p text:style-name="P1"/>
      <text:p text:style-name="P1"/>
      <text:p text:style-name="P3">ALCANCE: HASTA DONDE LLEGA EL PRODUCTO Y LO DEMÁS NO LO HACER</text:p>
      <text:p text:style-name="P3"/>
      <text:p text:style-name="P3">SCRUM: ES UN MARCO DE TRABAJO. Nos describe ciertos lineamientos, no normas detalladas</text:p>
      <text:p text:style-name="P3"/>
      <text:p text:style-name="P3">EL PRODUCTOWNER ES DIFERENTE DEL PRODUCTMANAGER PORQUE:</text:p>
      <text:p text:style-name="P3">EL SCRUMMASTER SE OCUPA QUE EL EQUIPO TRABAJE SIGUIENDO SCRUM</text:p>
      <text:p text:style-name="P3"/>
      <text:p text:style-name="P4">MVP: PRODUCTO MINIMO VIABLE: QUE YA ES USABLE</text:p>
      <text:p text:style-name="P4"/>
      <text:p text:style-name="P4">MVP/RELEASE: EPICAS→HISTORIAS DE USUARIO</text:p>
      <text:p text:style-name="P4"/>
      <text:p text:style-name="P4">DIFERENCIA ENTRE INCREMENTO Y </text:p>
      <text:p text:style-name="P4">MVP: </text:p>
      <text:p text:style-name="P4"/>
      <text:p text:style-name="P4">LOS INCREMENTOS TIENEN QUE SER POTENCIALMENTE DESPLEGABLES EN PRODUCCION PERO NO NESESACIRAMENTE SALEN A PRODUCCION EN TODAS LAS ITERACIONES.</text:p>
      <text:p text:style-name="P4"/>
      <text:p text:style-name="P4">DIFERENCIA ENTRE MVP Y PILOTO:</text:p>
      <text:p text:style-name="P5"><text:span text:style-name="T2">MVP: ES SOLO CON LA ESTRUCTURA BÁSICA</text:span></text:p>
      <text:p text:style-name="P4">PILOTO: ESTÁ CASI TERMINADO: VER LO QUE DIJO OSCAR HACIA LA HORA DE CLASE, ANTES DE PLANNING</text:p>
      <text:p text:style-name="P4"/>
      <text:p text:style-name="P4">LA DIFERENCIA ESTA EN LA FUNCIONALIDAD, EL PILOTO ES COMPLETAMENTE FUNCIONAL, MIENTRAS QUE MVP ES MAS BÁSICO</text:p>
      <text:p text:style-name="P4"/>
      <text:p text:style-name="P6"><text:soft-page-break/>LA DIFERENCIA ENTRE KAMBAN Y SRCRUMBAN ES QUE AGREGAS UNA O DOS COLUMNAS MAS AL KAMBAN</text:p>
      <text:p text:style-name="P6"/>
      <text:p text:style-name="P6">DALYSCRUM ES UNA REUNION MAS DEL EQUIPO, LOS ACCIONISTAS NO ESTARÁN TODOS LOS DIAS INVOLUCRADOS</text:p>
      <text:p text:style-name="P6"/>
      <text:p text:style-name="P6">PRODUCT MANAGER:</text:p>
      <text:p text:style-name="P6">ES EL QUE TIENE LA VISION COMPLETA DEL NEGOCIO, COMERCIALIZACION, </text:p>
      <text:p text:style-name="P6"/>
      <text:p text:style-name="P7">TENER EN CLARO</text:p>
      <text:p text:style-name="P7">CEREMONIAS EVENTOS, ROLES Y ARTEFACTOS PARA CONSTRUIR UN PRODUCT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2T18:10:28.876000000</meta:creation-date>
    <dc:date>2021-04-12T23:45:51.494000000</dc:date>
    <meta:editing-duration>PT3H10M55S</meta:editing-duration>
    <meta:editing-cycles>1</meta:editing-cycles>
    <meta:document-statistic meta:table-count="0" meta:image-count="0" meta:object-count="0" meta:page-count="2" meta:paragraph-count="36" meta:word-count="256" meta:character-count="1616" meta:non-whitespace-character-count="1392"/>
    <meta:generator>LibreOffice/6.4.2.2$Windows_X86_64 LibreOffice_project/4e471d8c02c9c90f512f7f9ead8875b57fcb1ec3</meta:generator>
  </office:meta>
</office:document-meta>
</file>